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doground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04400" calcext:value-type="float">
            <text:p>704400</text:p>
          </table:table-cell>
          <table:table-cell office:value-type="float" office:value="906400" calcext:value-type="float">
            <text:p>906400</text:p>
          </table:table-cell>
        </table:table-row>
        <table:table-row table:style-name="ro1">
          <table:table-cell table:number-columns-repeated="10"/>
          <table:table-cell office:value-type="float" office:value="732400" calcext:value-type="float">
            <text:p>732400</text:p>
          </table:table-cell>
          <table:table-cell office:value-type="float" office:value="931900" calcext:value-type="float">
            <text:p>931900</text:p>
          </table:table-cell>
        </table:table-row>
        <table:table-row table:style-name="ro1">
          <table:table-cell office:value-type="string" calcext:value-type="string">
            <text:p>start_of_round</text:p>
          </table:table-cell>
          <table:table-cell office:value-type="float" office:value="145600" calcext:value-type="float">
            <text:p>145600</text:p>
          </table:table-cell>
          <table:table-cell office:value-type="float" office:value="349600" calcext:value-type="float">
            <text:p>349600</text:p>
          </table:table-cell>
          <table:table-cell office:value-type="float" office:value="614600" calcext:value-type="float">
            <text:p>614600</text:p>
          </table:table-cell>
          <table:table-cell office:value-type="float" office:value="837600" calcext:value-type="float">
            <text:p>837600</text:p>
          </table:table-cell>
          <table:table-cell office:value-type="float" office:value="1126600" calcext:value-type="float">
            <text:p>1126600</text:p>
          </table:table-cell>
          <table:table-cell table:number-columns-repeated="4"/>
          <table:table-cell table:formula="of:=[.K3]-[.K2]" office:value-type="float" office:value="28000" calcext:value-type="float">
            <text:p>28000</text:p>
          </table:table-cell>
          <table:table-cell table:formula="of:=[.L3]-[.L2]" office:value-type="float" office:value="25500" calcext:value-type="float">
            <text:p>25500</text:p>
          </table:table-cell>
        </table:table-row>
        <table:table-row table:style-name="ro1">
          <table:table-cell office:value-type="string" calcext:value-type="string">
            <text:p>end_of_round</text:p>
          </table:table-cell>
          <table:table-cell office:value-type="float" office:value="173600" calcext:value-type="float">
            <text:p>173600</text:p>
          </table:table-cell>
          <table:table-cell office:value-type="float" office:value="375100" calcext:value-type="float">
            <text:p>375100</text:p>
          </table:table-cell>
          <table:table-cell office:value-type="float" office:value="640600" calcext:value-type="float">
            <text:p>640600</text:p>
          </table:table-cell>
          <table:table-cell office:value-type="float" office:value="860100" calcext:value-type="float">
            <text:p>860100</text:p>
          </table:table-cell>
          <table:table-cell office:value-type="float" office:value="1149100" calcext:value-type="float">
            <text:p>1149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nd_took</text:p>
          </table:table-cell>
          <table:table-cell office:value-type="float" office:value="28000" calcext:value-type="float">
            <text:p>28000</text:p>
          </table:table-cell>
          <table:table-cell office:value-type="float" office:value="25500" calcext:value-type="float">
            <text:p>25500</text:p>
          </table:table-cell>
          <table:table-cell office:value-type="float" office:value="26000" calcext:value-type="float">
            <text:p>26000</text:p>
          </table:table-cell>
          <table:table-cell table:number-columns-repeated="2" office:value-type="float" office:value="22500" calcext:value-type="float">
            <text:p>22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gs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<text:span text:style-name="T1">st</text:span> spawn</text:p>
          </table:table-cell>
          <table:table-cell office:value-type="float" office:value="152650" calcext:value-type="float">
            <text:p>152650</text:p>
          </table:table-cell>
          <table:table-cell office:value-type="float" office:value="356650" calcext:value-type="float">
            <text:p>356650</text:p>
          </table:table-cell>
          <table:table-cell office:value-type="float" office:value="621650" calcext:value-type="float">
            <text:p>621650</text:p>
          </table:table-cell>
          <table:table-cell office:value-type="float" office:value="844650" calcext:value-type="float">
            <text:p>844650</text:p>
          </table:table-cell>
          <table:table-cell office:value-type="float" office:value="1133650" calcext:value-type="float">
            <text:p>11336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t_spawn</text:p>
          </table:table-cell>
          <table:table-cell office:value-type="float" office:value="165150" calcext:value-type="float">
            <text:p>165150</text:p>
          </table:table-cell>
          <table:table-cell office:value-type="float" office:value="366650" calcext:value-type="float">
            <text:p>366650</text:p>
          </table:table-cell>
          <table:table-cell office:value-type="float" office:value="632250" calcext:value-type="float">
            <text:p>632250</text:p>
          </table:table-cell>
          <table:table-cell office:value-type="float" office:value="851750" calcext:value-type="float">
            <text:p>851750</text:p>
          </table:table-cell>
          <table:table-cell office:value-type="float" office:value="1140750" calcext:value-type="float">
            <text:p>1140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<text:span text:style-name="T1">nd</text:span> dog</text:p>
          </table:table-cell>
          <table:table-cell office:value-type="float" office:value="155500" calcext:value-type="float">
            <text:p>155500</text:p>
          </table:table-cell>
          <table:table-cell office:value-type="float" office:value="359000" calcext:value-type="float">
            <text:p>359000</text:p>
          </table:table-cell>
          <table:table-cell office:value-type="float" office:value="623550" calcext:value-type="float">
            <text:p>623550</text:p>
          </table:table-cell>
          <table:table-cell office:value-type="float" office:value="846050" calcext:value-type="float">
            <text:p>846050</text:p>
          </table:table-cell>
          <table:table-cell office:value-type="float" office:value="1135050" calcext:value-type="float">
            <text:p>11350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<text:span text:style-name="T1">rd</text:span> dog</text:p>
          </table:table-cell>
          <table:table-cell office:value-type="float" office:value="158150" calcext:value-type="float">
            <text:p>158150</text:p>
          </table:table-cell>
          <table:table-cell office:value-type="float" office:value="361150" calcext:value-type="float">
            <text:p>361150</text:p>
          </table:table-cell>
          <table:table-cell office:value-type="float" office:value="625300" calcext:value-type="float">
            <text:p>625300</text:p>
          </table:table-cell>
          <table:table-cell office:value-type="float" office:value="847300" calcext:value-type="float">
            <text:p>847300</text:p>
          </table:table-cell>
          <table:table-cell office:value-type="float" office:value="1136300" calcext:value-type="float">
            <text:p>1136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<text:span text:style-name="T1">th</text:span> dog</text:p>
          </table:table-cell>
          <table:table-cell office:value-type="float" office:value="160650" calcext:value-type="float">
            <text:p>160650</text:p>
          </table:table-cell>
          <table:table-cell office:value-type="float" office:value="363150" calcext:value-type="float">
            <text:p>363150</text:p>
          </table:table-cell>
          <table:table-cell office:value-type="float" office:value="626950" calcext:value-type="float">
            <text:p>626950</text:p>
          </table:table-cell>
          <table:table-cell office:value-type="float" office:value="848450" calcext:value-type="float">
            <text:p>848450</text:p>
          </table:table-cell>
          <table:table-cell office:value-type="float" office:value="1137450" calcext:value-type="float">
            <text:p>11374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<text:span text:style-name="T1">th</text:span> dog</text:p>
          </table:table-cell>
          <table:table-cell office:value-type="float" office:value="163000" calcext:value-type="float">
            <text:p>163000</text:p>
          </table:table-cell>
          <table:table-cell office:value-type="float" office:value="365000" calcext:value-type="float">
            <text:p>365000</text:p>
          </table:table-cell>
          <table:table-cell office:value-type="float" office:value="628450" calcext:value-type="float">
            <text:p>628450</text:p>
          </table:table-cell>
          <table:table-cell office:value-type="float" office:value="849450" calcext:value-type="float">
            <text:p>849450</text:p>
          </table:table-cell>
          <table:table-cell office:value-type="float" office:value="1138450" calcext:value-type="float">
            <text:p>11384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<text:span text:style-name="T1">th</text:span> dog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9850" calcext:value-type="float">
            <text:p>629850</text:p>
          </table:table-cell>
          <table:table-cell office:value-type="float" office:value="850350" calcext:value-type="float">
            <text:p>850350</text:p>
          </table:table-cell>
          <table:table-cell office:value-type="float" office:value="1139350" calcext:value-type="float">
            <text:p>11393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<text:span text:style-name="T1">th</text:span> dog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31100" calcext:value-type="float">
            <text:p>631100</text:p>
          </table:table-cell>
          <table:table-cell office:value-type="float" office:value="851100" calcext:value-type="float">
            <text:p>851100</text:p>
          </table:table-cell>
          <table:table-cell office:value-type="float" office:value="1140100" calcext:value-type="float">
            <text:p>1140100</text:p>
          </table:table-cell>
          <table:table-cell table:number-columns-repeated="6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st_rnd → 1<text:span text:style-name="T1">st</text:span> spawn</text:p>
          </table:table-cell>
          <table:table-cell table:formula="of:=[.B8]-[.B4]" office:value-type="float" office:value="7050" calcext:value-type="float">
            <text:p>7050</text:p>
          </table:table-cell>
          <table:table-cell table:formula="of:=[.C8]-[.C4]" office:value-type="float" office:value="7050" calcext:value-type="float">
            <text:p>7050</text:p>
          </table:table-cell>
          <table:table-cell table:formula="of:=[.D8]-[.D4]" office:value-type="float" office:value="7050" calcext:value-type="float">
            <text:p>7050</text:p>
          </table:table-cell>
          <table:table-cell table:formula="of:=[.E8]-[.E4]" office:value-type="float" office:value="7050" calcext:value-type="float">
            <text:p>7050</text:p>
          </table:table-cell>
          <table:table-cell table:formula="of:=[.F8]-[.F4]" office:value-type="float" office:value="7050" calcext:value-type="float">
            <text:p>70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t_spawn → end_rnd</text:p>
          </table:table-cell>
          <table:table-cell table:formula="of:=[.B5]-[.B9]" office:value-type="float" office:value="8450" calcext:value-type="float">
            <text:p>8450</text:p>
          </table:table-cell>
          <table:table-cell table:formula="of:=[.C5]-[.C9]" office:value-type="float" office:value="8450" calcext:value-type="float">
            <text:p>8450</text:p>
          </table:table-cell>
          <table:table-cell table:formula="of:=[.D5]-[.D9]" office:value-type="float" office:value="8350" calcext:value-type="float">
            <text:p>8350</text:p>
          </table:table-cell>
          <table:table-cell table:formula="of:=[.E5]-[.E9]" office:value-type="float" office:value="8350" calcext:value-type="float">
            <text:p>8350</text:p>
          </table:table-cell>
          <table:table-cell table:formula="of:=[.F5]-[.F9]" office:value-type="float" office:value="8350" calcext:value-type="float">
            <text:p>83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<text:span text:style-name="T1">st</text:span> spawn → last_spawn</text:p>
          </table:table-cell>
          <table:table-cell table:formula="of:=[.B9]-[.B8]" office:value-type="float" office:value="12500" calcext:value-type="float">
            <text:p>12500</text:p>
          </table:table-cell>
          <table:table-cell table:formula="of:=[.C9]-[.C8]" office:value-type="float" office:value="10000" calcext:value-type="float">
            <text:p>10000</text:p>
          </table:table-cell>
          <table:table-cell table:formula="of:=[.D9]-[.D8]" office:value-type="float" office:value="10600" calcext:value-type="float">
            <text:p>10600</text:p>
          </table:table-cell>
          <table:table-cell table:formula="of:=[.E9]-[.E8]" office:value-type="float" office:value="7100" calcext:value-type="float">
            <text:p>7100</text:p>
          </table:table-cell>
          <table:table-cell table:formula="of:=[.F9]-[.F8]" office:value-type="float" office:value="7100" calcext:value-type="float">
            <text:p>7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→ 2</text:p>
          </table:table-cell>
          <table:table-cell table:formula="of:=[.B10] - [.B8]" office:value-type="float" office:value="2850" calcext:value-type="float">
            <text:p>2850</text:p>
          </table:table-cell>
          <table:table-cell table:formula="of:=[.C10] - [.C8]" office:value-type="float" office:value="2350" calcext:value-type="float">
            <text:p>2350</text:p>
          </table:table-cell>
          <table:table-cell table:formula="of:=[.D10] - [.D8]" office:value-type="float" office:value="1900" calcext:value-type="float">
            <text:p>1900</text:p>
          </table:table-cell>
          <table:table-cell table:formula="of:=[.E10] - [.E8]" office:value-type="float" office:value="1400" calcext:value-type="float">
            <text:p>1400</text:p>
          </table:table-cell>
          <table:table-cell table:formula="of:=[.F10] - [.F8]" office:value-type="float" office:value="1400" calcext:value-type="float">
            <text:p>1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→ 3</text:p>
          </table:table-cell>
          <table:table-cell table:formula="of:=[.B11]-[.B10]" office:value-type="float" office:value="2650" calcext:value-type="float">
            <text:p>2650</text:p>
          </table:table-cell>
          <table:table-cell table:formula="of:=[.C11]-[.C10]" office:value-type="float" office:value="2150" calcext:value-type="float">
            <text:p>2150</text:p>
          </table:table-cell>
          <table:table-cell table:formula="of:=[.D11]-[.D10]" office:value-type="float" office:value="1750" calcext:value-type="float">
            <text:p>1750</text:p>
          </table:table-cell>
          <table:table-cell table:formula="of:=[.E11]-[.E10]" office:value-type="float" office:value="1250" calcext:value-type="float">
            <text:p>1250</text:p>
          </table:table-cell>
          <table:table-cell table:formula="of:=[.F11]-[.F10]" office:value-type="float" office:value="1250" calcext:value-type="float">
            <text:p>1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→ 4</text:p>
          </table:table-cell>
          <table:table-cell table:formula="of:=[.B12]-[.B11]" office:value-type="float" office:value="2500" calcext:value-type="float">
            <text:p>2500</text:p>
          </table:table-cell>
          <table:table-cell table:formula="of:=[.C12]-[.C11]" office:value-type="float" office:value="2000" calcext:value-type="float">
            <text:p>2000</text:p>
          </table:table-cell>
          <table:table-cell table:formula="of:=[.D12]-[.D11]" office:value-type="float" office:value="1650" calcext:value-type="float">
            <text:p>1650</text:p>
          </table:table-cell>
          <table:table-cell table:formula="of:=[.E12]-[.E11]" office:value-type="float" office:value="1150" calcext:value-type="float">
            <text:p>1150</text:p>
          </table:table-cell>
          <table:table-cell table:formula="of:=[.F12]-[.F11]" office:value-type="float" office:value="1150" calcext:value-type="float">
            <text:p>1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→ 5</text:p>
          </table:table-cell>
          <table:table-cell table:formula="of:=[.B13] - [.B12]" office:value-type="float" office:value="2350" calcext:value-type="float">
            <text:p>2350</text:p>
          </table:table-cell>
          <table:table-cell table:formula="of:=[.C13] - [.C12]" office:value-type="float" office:value="1850" calcext:value-type="float">
            <text:p>1850</text:p>
          </table:table-cell>
          <table:table-cell table:formula="of:=[.D13] - [.D12]" office:value-type="float" office:value="1500" calcext:value-type="float">
            <text:p>1500</text:p>
          </table:table-cell>
          <table:table-cell table:formula="of:=[.E13] - [.E12]" office:value-type="float" office:value="1000" calcext:value-type="float">
            <text:p>1000</text:p>
          </table:table-cell>
          <table:table-cell table:formula="of:=[.F13] - [.F12]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→ 6</text:p>
          </table:table-cell>
          <table:table-cell table:formula="of:=[.B9] - [.B13]" office:value-type="float" office:value="2150" calcext:value-type="float">
            <text:p>2150</text:p>
          </table:table-cell>
          <table:table-cell table:formula="of:=[.C9] - [.C13]" office:value-type="float" office:value="1650" calcext:value-type="float">
            <text:p>1650</text:p>
          </table:table-cell>
          <table:table-cell table:formula="of:=[.D14]-[.D13]" office:value-type="float" office:value="1400" calcext:value-type="float">
            <text:p>1400</text:p>
          </table:table-cell>
          <table:table-cell table:formula="of:=[.E14]-[.E13]" office:value-type="float" office:value="900" calcext:value-type="float">
            <text:p>900</text:p>
          </table:table-cell>
          <table:table-cell table:formula="of:=[.F14]-[.F13]"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→ 7</text:p>
          </table:table-cell>
          <table:table-cell table:number-columns-repeated="2" office:value-type="string" calcext:value-type="string">
            <text:p>-</text:p>
          </table:table-cell>
          <table:table-cell table:formula="of:=[.D15]-[.D14]" office:value-type="float" office:value="1250" calcext:value-type="float">
            <text:p>1250</text:p>
          </table:table-cell>
          <table:table-cell table:formula="of:=[.E15]-[.E14]" office:value-type="float" office:value="750" calcext:value-type="float">
            <text:p>750</text:p>
          </table:table-cell>
          <table:table-cell table:formula="of:=[.F15]-[.F14]" office:value-type="float" office:value="750" calcext:value-type="float">
            <text:p>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→ 8</text:p>
          </table:table-cell>
          <table:table-cell table:number-columns-repeated="2" office:value-type="string" calcext:value-type="string">
            <text:p>-</text:p>
          </table:table-cell>
          <table:table-cell table:formula="of:=[.D9] - [.D15]" office:value-type="float" office:value="1150" calcext:value-type="float">
            <text:p>1150</text:p>
          </table:table-cell>
          <table:table-cell table:formula="of:=[.E9] - [.E15]" office:value-type="float" office:value="650" calcext:value-type="float">
            <text:p>650</text:p>
          </table:table-cell>
          <table:table-cell table:formula="of:=[.F9] - [.F15]"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rnd → last_spawn</text:p>
          </table:table-cell>
          <table:table-cell table:formula="of:=[.B9]-[.B4]" office:value-type="float" office:value="19550" calcext:value-type="float">
            <text:p>19550</text:p>
          </table:table-cell>
          <table:table-cell table:formula="of:=[.C9]-[.C4]" office:value-type="float" office:value="17050" calcext:value-type="float">
            <text:p>17050</text:p>
          </table:table-cell>
          <table:table-cell table:formula="of:=[.D9]-[.D4]" office:value-type="float" office:value="17650" calcext:value-type="float">
            <text:p>17650</text:p>
          </table:table-cell>
          <table:table-cell table:formula="of:=[.E9]-[.E4]" office:value-type="float" office:value="14150" calcext:value-type="float">
            <text:p>14150</text:p>
          </table:table-cell>
          <table:table-cell table:formula="of:=[.F9]-[.F4]" office:value-type="float" office:value="14150" calcext:value-type="float">
            <text:p>1415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23:02:05.492000000</meta:creation-date>
    <dc:date>2022-11-22T03:05:31.126000000</dc:date>
    <meta:editing-duration>PT4H3M25S</meta:editing-duration>
    <meta:editing-cycles>3</meta:editing-cycles>
    <meta:generator>LibreOffice/7.4.2.3$Windows_X86_64 LibreOffice_project/382eef1f22670f7f4118c8c2dd222ec7ad009daf</meta:generator>
    <meta:document-statistic meta:table-count="1" meta:cell-count="150" meta:object-count="0"/>
  </office:meta>
</office:document-meta>
</file>